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9cm" draw:z-index="0"><draw:image xlink:href="../../odt/images/3113.png" xlink:type="simple" xlink:show="embed" xlink:actuate="onLoad"/></draw:frame></text:p>
          </table:table-cell>
          <table:table-cell table:style-name="Table1.B1" office:value-type="string">
            <text:h text:style-name="P4" text:outline-level="1">Датчик потенциа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7cm" svg:height="2.011cm" draw:z-index="0"><draw:image xlink:href="../../odt/images/311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используется только для «снятия показаний» потенциала в данной точке электрической схемы.</text:p>
            <text:p text:style-name="P5">Структура блока представлена на рисунке 1:</text:p>
            <text:p text:style-name="P6"><draw:frame draw:style-name="fr2" draw:name="Графический объект3" text:anchor-type="as-char" svg:width="16.803cm" svg:height="5.371cm" draw:z-index="0"><draw:image xlink:href="../../odt/images/3113_ris_1.png" xlink:type="simple" xlink:show="embed" xlink:actuate="onLoad"/></draw:frame></text:p>
            <text:p text:style-name="P6">Рисунок 1 – Структура блока «Датчик потенциала».</text:p>
            <text:p text:style-name="P7">На выходном порте блока «Потенциал» формируется текущее значение потенциала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атчик потенциала</dc:title>
    <dc:date>2012-02-16T12:20:36.08</dc:date>
    <meta:generator>OpenOffice_Beta/4.1.0$Win32 OpenOffice.org_project/410m14$Build-9760</meta:generator>
    <meta:editing-duration>PT3H26M30S</meta:editing-duration>
    <meta:editing-cycles>97</meta:editing-cycles>
    <dc:creator>Александр </dc:creator>
    <meta:document-statistic meta:table-count="1" meta:image-count="3" meta:object-count="0" meta:page-count="1" meta:paragraph-count="11" meta:word-count="43" meta:character-count="305"/>
    <meta:user-defined meta:name="Поле 1"/>
    <meta:user-defined meta:name="Поле 2"/>
    <meta:user-defined meta:name="Поле 3"/>
    <meta:user-defined meta:name="Поле 4"/>
  </office:meta>
</office:document-meta>
</file>